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48.5" calcext:value-type="float">
            <text:p>48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31.5" calcext:value-type="float">
            <text:p>131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21:38:07.8240821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26T21:38:34.890923997</dc:date>
    <meta:editing-duration>PT2H59M3S</meta:editing-duration>
    <meta:editing-cycles>24</meta:editing-cycles>
    <meta:generator>LibreOffice/6.0.7.3$Linux_X86_64 LibreOffice_project/00m0$Build-3</meta:generator>
    <meta:document-statistic meta:table-count="1" meta:cell-count="51" meta:object-count="0"/>
  </office:meta>
</office:document-meta>
</file>